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fce3" officeooo:paragraph-rsid="0011fce3"/>
    </style:style>
    <style:style style:name="P2" style:family="paragraph" style:parent-style-name="Standard">
      <style:paragraph-properties fo:text-align="justify" style:justify-single-word="false"/>
      <style:text-properties officeooo:rsid="0011fce3" officeooo:paragraph-rsid="0011fce3"/>
    </style:style>
    <style:style style:name="P3" style:family="paragraph" style:parent-style-name="Standard" style:list-style-name="L1">
      <style:text-properties officeooo:paragraph-rsid="0011fce3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fce3" officeooo:paragraph-rsid="0011fce3" style:font-weight-asian="bold" style:font-weight-complex="bold"/>
    </style:style>
    <style:style style:name="P5" style:family="paragraph" style:parent-style-name="Standard" style:list-style-name="L1">
      <style:text-properties fo:font-weight="bold" officeooo:rsid="0011fce3" officeooo:paragraph-rsid="0011fce3" style:font-weight-asian="bold" style:font-weight-complex="bold"/>
    </style:style>
    <style:style style:name="P6" style:family="paragraph" style:parent-style-name="Standard" style:list-style-name="L1">
      <style:text-properties fo:font-weight="bold" officeooo:paragraph-rsid="0011fce3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1.7cm" fo:margin-right="0cm" fo:text-indent="-0.6cm" style:auto-text-indent="false" fo:background-color="transparent"/>
      <style:text-properties officeooo:rsid="00125866" officeooo:paragraph-rsid="00125866"/>
    </style:style>
    <style:style style:name="P8" style:family="paragraph" style:parent-style-name="Standard" style:list-style-name="L1" style:master-page-name="">
      <loext:graphic-properties draw:fill="none"/>
      <style:paragraph-properties fo:margin-left="1.7cm" fo:margin-right="0cm" fo:text-indent="-0.6cm" style:auto-text-indent="false" style:page-number="auto" fo:background-color="transparent"/>
      <style:text-properties fo:font-weight="bold" officeooo:rsid="00125866" officeooo:paragraph-rsid="00125866" style:font-weight-asian="bold" style:font-weight-complex="bold"/>
    </style:style>
    <style:style style:name="P9" style:family="paragraph" style:parent-style-name="Table_20_Contents">
      <style:text-properties officeooo:rsid="00125866" officeooo:paragraph-rsid="0012586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25866" officeooo:paragraph-rsid="00125866" style:font-weight-asian="bold" style:font-weight-complex="bold"/>
    </style:style>
    <style:style style:name="T1" style:family="text">
      <style:text-properties officeooo:rsid="0011fce3"/>
    </style:style>
    <style:style style:name="T2" style:family="text">
      <style:text-properties officeooo:rsid="00125866"/>
    </style:style>
    <style:style style:name="T3" style:family="text">
      <style:text-properties officeooo:rsid="001436ef"/>
    </style:style>
    <style:style style:name="T4" style:family="text">
      <style:text-properties fo:font-weight="bold" officeooo:rsid="001436ef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25601139" text:style-name="L1">
        <text:list-item>
          <text:p text:style-name="P5">Introdução</text:p>
        </text:list-item>
      </text:list>
      <text:p text:style-name="P2"/>
      <text:p text:style-name="P2">Este documento tem como objetivo apresentar a estratégia de Teste que será aplicada no projeto para validação do sistema <text:span text:style-name="T5">MyStore</text:span> (<text:a xlink:type="simple" xlink:href="https://bugbox.com.br/presta/index.php" text:style-name="Internet_20_link" text:visited-style-name="Visited_20_Internet_20_Link">https://bugbox.com.br/presta/index.php</text:a>). Este sistema trata-se de um site e-commerce de roupas e acessórios. </text:p>
      <text:p text:style-name="P4"/>
      <text:list xml:id="list203224508481958" text:continue-numbering="true" text:style-name="L1">
        <text:list-item>
          <text:p text:style-name="P6"><text:span text:style-name="T1">Estratégia de teste</text:span></text:p>
          <text:p text:style-name="P3"/>
          <text:list>
            <text:list-item>
              <text:p text:style-name="P8">Escopo de Teste</text:p>
            </text:list-item>
          </text:list>
        </text:list-item>
      </text:list>
      <text:p text:style-name="P7"/>
      <text:p text:style-name="P7">O escopo do projeto visa a criação de casos de testes para validar funcionalmente o fluxo de compras, com tipo de pagamento Payment by check. </text:p>
      <text:p text:style-name="P1"/>
      <text:p text:style-name="P1"><text:tab/><text:span text:style-name="T2">Abaixo nível de teste, tipo de teste, forma de implementação.</text:span></text:p>
      <text:p text:style-name="P1"/>
      <text:p text:style-name="P1"><text:tab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>Nível de teste</text:p>
          </table:table-cell>
          <table:table-cell table:style-name="Table1.A1" office:value-type="string">
            <text:p text:style-name="P10">Tipo de Teste</text:p>
          </table:table-cell>
          <table:table-cell table:style-name="Table1.C1" office:value-type="string">
            <text:p text:style-name="P10">Implementação</text:p>
          </table:table-cell>
        </table:table-row>
        <table:table-row>
          <table:table-cell table:style-name="Table1.B5" office:value-type="string">
            <text:p text:style-name="P9">[ ] Teste unitário</text:p>
          </table:table-cell>
          <table:table-cell table:style-name="Table1.B5" office:value-type="string">
            <text:p text:style-name="P9">[ ] Caixa Branca</text:p>
            <text:p text:style-name="P9">[ ] Funcional</text:p>
            <text:p text:style-name="P9">[ ] Desempenho</text:p>
          </table:table-cell>
          <table:table-cell table:style-name="Table1.C5" office:value-type="string">
            <text:p text:style-name="P9">[ ] Manual</text:p>
            <text:p text:style-name="P9">[ ] Automatizado</text:p>
          </table:table-cell>
        </table:table-row>
        <table:table-row>
          <table:table-cell table:style-name="Table1.B5" office:value-type="string">
            <text:p text:style-name="P9">[<text:span text:style-name="T4">X</text:span>] Teste de sistema</text:p>
          </table:table-cell>
          <table:table-cell table:style-name="Table1.B5" office:value-type="string">
            <text:p text:style-name="P9">[<text:span text:style-name="T4">X</text:span><text:span text:style-name="T3">]</text:span> Funcional</text:p>
            <text:p text:style-name="P9">[ ] Regressão</text:p>
            <text:p text:style-name="P9">[ ] Segurança</text:p>
            <text:p text:style-name="P9">[ ] Usabilidade</text:p>
            <text:p text:style-name="P9">[ ] Desempenho</text:p>
            <text:p text:style-name="P9">[ ] Estresse</text:p>
            <text:p text:style-name="P9">[ ] Exploratório</text:p>
          </table:table-cell>
          <table:table-cell table:style-name="Table1.C5" office:value-type="string">
            <text:p text:style-name="P9">[ ] Manual</text:p>
            <text:p text:style-name="P9">[<text:span text:style-name="T4">X</text:span>] Automatizado</text:p>
          </table:table-cell>
        </table:table-row>
        <table:table-row>
          <table:table-cell table:style-name="Table1.B5" office:value-type="string">
            <text:p text:style-name="P9">[ ] Teste de integração (outros <text:s/>sistemas)</text:p>
          </table:table-cell>
          <table:table-cell table:style-name="Table1.B5" office:value-type="string">
            <text:p text:style-name="P9">[ ] Funcional</text:p>
            <text:p text:style-name="P9">[ ] Regressão</text:p>
            <text:p text:style-name="P9">[ ] Exploratório</text:p>
          </table:table-cell>
          <table:table-cell table:style-name="Table1.C5" office:value-type="string">
            <text:p text:style-name="P9">[ ] Manual</text:p>
            <text:p text:style-name="P9">[ ] Automatizado</text:p>
          </table:table-cell>
        </table:table-row>
        <table:table-row>
          <table:table-cell table:style-name="Table1.B5" office:value-type="string">
            <text:p text:style-name="P9">[ ] Teste de aceitação (homologação)</text:p>
          </table:table-cell>
          <table:table-cell table:style-name="Table1.B5" office:value-type="string">
            <text:p text:style-name="P9">[ ] Funcional</text:p>
          </table:table-cell>
          <table:table-cell table:style-name="Table1.C5" office:value-type="string">
            <text:p text:style-name="P9">[ ] Manual</text:p>
            <text:p text:style-name="P9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30T20:01:50.282343434</meta:creation-date>
    <dc:date>2021-01-30T20:32:22.700778350</dc:date>
    <meta:editing-duration>PT6M46S</meta:editing-duration>
    <meta:editing-cycles>1</meta:editing-cycles>
    <meta:document-statistic meta:table-count="1" meta:image-count="0" meta:object-count="0" meta:page-count="1" meta:paragraph-count="35" meta:word-count="167" meta:character-count="934" meta:non-whitespace-character-count="799"/>
    <meta:generator>LibreOffice/6.0.7.3$Linux_X86_64 LibreOffice_project/00m0$Build-3</meta:generator>
  </office:meta>
</office:document-meta>
</file>